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875cm" svg:y1="15.828cm" svg:x2="11.574cm" svg:y2="15.41cm">
            <text:p/>
          </draw:line>
          <draw:g>
            <draw:line draw:style-name="gr1" draw:text-style-name="P1" draw:layer="layout" svg:x1="10.736cm" svg:y1="14.706cm" svg:x2="10.928cm" svg:y2="14.895cm">
              <text:p/>
            </draw:line>
            <draw:line draw:style-name="gr1" draw:text-style-name="P1" draw:layer="layout" svg:x1="10.743cm" svg:y1="14.895cm" svg:x2="10.935cm" svg:y2="14.706cm">
              <text:p/>
            </draw:line>
          </draw:g>
          <draw:g>
            <draw:line draw:style-name="gr1" draw:text-style-name="P1" draw:layer="layout" svg:x1="9.783cm" svg:y1="15.731cm" svg:x2="9.975cm" svg:y2="15.92cm">
              <text:p/>
            </draw:line>
            <draw:line draw:style-name="gr1" draw:text-style-name="P1" draw:layer="layout" svg:x1="9.792cm" svg:y1="15.92cm" svg:x2="9.983cm" svg:y2="15.731cm">
              <text:p/>
            </draw:line>
          </draw:g>
          <draw:g>
            <draw:line draw:style-name="gr1" draw:text-style-name="P1" draw:layer="layout" svg:x1="11.466cm" svg:y1="15.304cm" svg:x2="11.657cm" svg:y2="15.502cm">
              <text:p/>
            </draw:line>
            <draw:line draw:style-name="gr1" draw:text-style-name="P1" draw:layer="layout" svg:x1="11.473cm" svg:y1="15.503cm" svg:x2="11.665cm" svg:y2="15.304cm">
              <text:p/>
            </draw:line>
          </draw:g>
          <draw:frame draw:style-name="gr2" draw:text-style-name="P3" draw:layer="layout" svg:width="0.705cm" svg:height="0.624cm" svg:x="10.736cm" svg:y="14.246cm">
            <draw:text-box>
              <text:p text:style-name="P2"><text:span text:style-name="T1">S</text:span></text:p>
            </draw:text-box>
          </draw:frame>
          <draw:frame draw:style-name="gr2" draw:text-style-name="P3" draw:layer="layout" svg:width="0.718cm" svg:height="0.624cm" svg:x="9.745cm" svg:y="15.204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718cm" svg:height="0.624cm" svg:x="11.466cm" svg:y="14.92cm">
            <draw:text-box>
              <text:p text:style-name="P2"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49:24.590529681</meta:creation-date>
    <dc:date>2018-04-12T14:50:08.061150728</dc:date>
    <meta:editing-duration>PT43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